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fo:font-size="22pt" style:text-underline-style="solid" style:text-underline-width="auto" style:text-underline-color="font-color" officeooo:rsid="0006d8c3" officeooo:paragraph-rsid="000470b5" style:font-size-asian="22pt" style:font-size-complex="22pt"/>
    </style:style>
    <style:style style:name="P2" style:family="paragraph" style:parent-style-name="Standard">
      <style:text-properties fo:font-size="16pt" officeooo:rsid="0006d8c3" officeooo:paragraph-rsid="000470b5" style:font-size-asian="16pt" style:font-size-complex="16pt"/>
    </style:style>
    <style:style style:name="P3" style:family="paragraph" style:parent-style-name="Standard">
      <style:text-properties fo:font-size="16pt" officeooo:rsid="0006d8c3" officeooo:paragraph-rsid="0008b48d" style:font-size-asian="16pt" style:font-size-complex="16pt"/>
    </style:style>
    <style:style style:name="P4" style:family="paragraph" style:parent-style-name="Standard">
      <style:text-properties fo:font-size="16pt" officeooo:rsid="0007c14e" officeooo:paragraph-rsid="0007c14e" style:font-size-asian="16pt" style:font-size-complex="16pt"/>
    </style:style>
    <style:style style:name="P5" style:family="paragraph" style:parent-style-name="Standard">
      <style:text-properties fo:font-size="16pt" officeooo:rsid="0008b48d" officeooo:paragraph-rsid="0008b48d" style:font-size-asian="16pt" style:font-size-complex="16pt"/>
    </style:style>
    <style:style style:name="P6" style:family="paragraph" style:parent-style-name="Standard">
      <style:text-properties fo:font-size="16pt" officeooo:rsid="0008b48d" officeooo:paragraph-rsid="000b4f88" style:font-size-asian="16pt" style:font-size-complex="16pt"/>
    </style:style>
    <style:style style:name="P7" style:family="paragraph" style:parent-style-name="Standard">
      <style:text-properties fo:font-size="16pt" officeooo:rsid="000b4f88" officeooo:paragraph-rsid="000b4f88" style:font-size-asian="16pt" style:font-size-complex="16pt"/>
    </style:style>
    <style:style style:name="P8" style:family="paragraph" style:parent-style-name="Standard">
      <style:text-properties fo:font-size="16pt" fo:font-weight="bold" officeooo:rsid="0006d8c3" officeooo:paragraph-rsid="000470b5" style:font-size-asian="16pt" style:font-weight-asian="bold" style:font-size-complex="16pt" style:font-weight-complex="bold"/>
    </style:style>
    <style:style style:name="P9" style:family="paragraph" style:parent-style-name="Standard">
      <style:text-properties fo:font-size="16pt" fo:font-weight="bold" officeooo:rsid="0006d8c3" officeooo:paragraph-rsid="0008b48d" style:font-size-asian="16pt" style:font-weight-asian="bold" style:font-size-complex="16pt" style:font-weight-complex="bold"/>
    </style:style>
    <style:style style:name="P10" style:family="paragraph" style:parent-style-name="Standard">
      <style:text-properties fo:font-size="16pt" fo:font-weight="bold" officeooo:rsid="000c5b5a" officeooo:paragraph-rsid="000c5b5a" style:font-size-asian="16pt" style:font-weight-asian="bold" style:font-size-complex="16pt" style:font-weight-complex="bold"/>
    </style:style>
    <style:style style:name="P11" style:family="paragraph" style:parent-style-name="Standard">
      <style:text-properties fo:font-size="16pt" fo:font-weight="bold" officeooo:rsid="000cdbb1" officeooo:paragraph-rsid="000cdbb1" style:font-size-asian="16pt" style:font-weight-asian="bold" style:font-size-complex="16pt" style:font-weight-complex="bold"/>
    </style:style>
    <style:style style:name="P12" style:family="paragraph" style:parent-style-name="Standard">
      <style:text-properties fo:font-size="16pt" fo:font-weight="normal" officeooo:rsid="0008b48d" officeooo:paragraph-rsid="0008b48d" style:font-size-asian="16pt" style:font-weight-asian="normal" style:font-size-complex="16pt" style:font-weight-complex="normal"/>
    </style:style>
    <style:style style:name="P13" style:family="paragraph" style:parent-style-name="Standard">
      <style:text-properties fo:font-size="16pt" fo:font-weight="normal" officeooo:rsid="000c5b5a" officeooo:paragraph-rsid="000c5b5a" style:font-size-asian="16pt" style:font-weight-asian="normal" style:font-size-complex="16pt" style:font-weight-complex="normal"/>
    </style:style>
    <style:style style:name="P14" style:family="paragraph" style:parent-style-name="Standard">
      <style:text-properties fo:font-size="16pt" fo:font-weight="normal" officeooo:rsid="000b4f88" officeooo:paragraph-rsid="000c5b5a" style:font-size-asian="16pt" style:font-weight-asian="normal" style:font-size-complex="16pt" style:font-weight-complex="normal"/>
    </style:style>
    <style:style style:name="P15" style:family="paragraph" style:parent-style-name="Standard">
      <style:text-properties fo:font-size="16pt" fo:font-weight="normal" officeooo:rsid="000cdbb1" officeooo:paragraph-rsid="000cdbb1" style:font-size-asian="16pt" style:font-weight-asian="normal" style:font-size-complex="16pt" style:font-weight-complex="normal"/>
    </style:style>
    <style:style style:name="P16" style:family="paragraph" style:parent-style-name="Standard">
      <style:text-properties officeooo:paragraph-rsid="000470b5"/>
    </style:style>
    <style:style style:name="P17" style:family="paragraph" style:parent-style-name="Standard">
      <style:text-properties fo:font-size="22pt" fo:font-weight="bold" officeooo:rsid="00072862" officeooo:paragraph-rsid="00072862" style:font-size-asian="22pt" style:font-weight-asian="bold" style:font-size-complex="22pt" style:font-weight-complex="bold"/>
    </style:style>
    <style:style style:name="P18" style:family="paragraph" style:parent-style-name="Standard">
      <style:text-properties fo:font-size="22pt" style:text-underline-style="solid" style:text-underline-width="auto" style:text-underline-color="font-color" fo:font-weight="bold" officeooo:rsid="00072862" officeooo:paragraph-rsid="00072862" style:font-size-asian="22pt" style:font-weight-asian="bold" style:font-size-complex="22pt" style:font-weight-complex="bold"/>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6d8c3" officeooo:paragraph-rsid="000470b5"/>
    </style:style>
    <style:style style:name="P2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6d8c3" officeooo:paragraph-rsid="0008b48d"/>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6pt" fo:font-weight="bold" officeooo:rsid="000c5b5a" officeooo:paragraph-rsid="000c5b5a" style:font-size-asian="16pt" style:font-weight-asian="bold" style:font-size-complex="16pt" style:font-weight-complex="bold"/>
    </style:style>
    <style:style style:name="P2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6pt" fo:font-weight="normal" officeooo:rsid="000cdbb1" officeooo:paragraph-rsid="000cdbb1" style:font-size-asian="16pt" style:font-weight-asian="normal" style:font-size-complex="16pt" style:font-weight-complex="normal"/>
    </style:style>
    <style:style style:name="P23" style:family="paragraph" style:parent-style-name="Text_20_body" style:list-style-name="L1">
      <style:paragraph-properties fo:margin-top="0in" fo:margin-bottom="0in" loext:contextual-spacing="false"/>
      <style:text-properties fo:font-size="16pt" style:font-size-asian="16pt" style:font-size-complex="16pt"/>
    </style:style>
    <style:style style:name="T1" style:family="text">
      <style:text-properties fo:font-size="26pt" fo:font-weight="bold" officeooo:rsid="00053a37" style:font-size-asian="26pt" style:font-weight-asian="bold" style:font-size-complex="26pt" style:font-weight-complex="bold"/>
    </style:style>
    <style:style style:name="T2" style:family="text">
      <style:text-properties fo:font-size="26pt" fo:font-weight="bold" officeooo:rsid="0008b48d" style:font-size-asian="26pt" style:font-weight-asian="bold" style:font-size-complex="26pt" style:font-weight-complex="bold"/>
    </style:style>
    <style:style style:name="T3" style:family="text">
      <style:text-properties fo:font-weight="bold" style:font-weight-asian="bold" style:font-weight-complex="bold"/>
    </style:style>
    <style:style style:name="T4" style:family="text">
      <style:text-properties fo:font-weight="bold" officeooo:rsid="0009a2dd" style:font-weight-asian="bold" style:font-weight-complex="bold"/>
    </style:style>
    <style:style style:name="T5" style:family="text">
      <style:text-properties fo:font-weight="bold" officeooo:rsid="000b4f88" style:font-weight-asian="bold" style:font-weight-complex="bold"/>
    </style:style>
    <style:style style:name="T6" style:family="text">
      <style:text-properties fo:font-weight="bold" officeooo:rsid="000c5b5a" style:font-weight-asian="bold" style:font-weight-complex="bold"/>
    </style:style>
    <style:style style:name="T7" style:family="text">
      <style:text-properties fo:font-size="16pt" style:font-size-asian="16pt" style:font-size-complex="16pt"/>
    </style:style>
    <style:style style:name="T8" style:family="text">
      <style:text-properties fo:font-size="16pt" officeooo:rsid="00053a37" style:font-size-asian="16pt" style:font-size-complex="16pt"/>
    </style:style>
    <style:style style:name="T9" style:family="text">
      <style:text-properties fo:font-size="16pt" officeooo:rsid="0006d8c3" style:font-size-asian="16pt" style:font-size-complex="16pt"/>
    </style:style>
    <style:style style:name="T10" style:family="text">
      <style:text-properties fo:font-size="16pt" officeooo:rsid="00072862" style:font-size-asian="16pt" style:font-size-complex="16pt"/>
    </style:style>
    <style:style style:name="T11" style:family="text">
      <style:text-properties fo:font-weight="normal" style:font-weight-asian="normal" style:font-weight-complex="normal"/>
    </style:style>
    <style:style style:name="T12" style:family="text">
      <style:text-properties fo:font-weight="normal" officeooo:rsid="000b4f88" style:font-weight-asian="normal" style:font-weight-complex="normal"/>
    </style:style>
    <style:style style:name="T13" style:family="text">
      <style:text-properties officeooo:rsid="000c5b5a"/>
    </style:style>
    <style:style style:name="T14" style:family="text">
      <style:text-properties officeooo:rsid="000cdbb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ADVANCE INTRUSION DETECTION ENVIRONMENT IN CENTOS SERVER </text:span></text:p>
      <text:p text:style-name="P2"/>
      <text:p text:style-name="P16"><text:span text:style-name="T8">Any person who have knowledge about IT knows that “No system is 100% secure”.</text:span><text:span text:style-name="T9">In today’s IT world </text:span><text:span text:style-name="T8">maintaining server security is one of the biggest challenge </text:span><text:span text:style-name="T9">, even the best available security is insufficient for the latest vulnerabilities in various products, and against malware/attacks created to target those vulnerabilities. While cyber-security cannot be 100 per cent fool-proof, we can still try to achieve the maximum security possible.</text:span><text:span text:style-name="T8">unauthorised</text:span><text:span text:style-name="T9"> </text:span><text:span text:style-name="T8">intrusion in the system is one of the biggest problem </text:span><text:span text:style-name="T9">,detect</text:span><text:span text:style-name="T8">ing</text:span><text:span text:style-name="T9"> attackers and the unauthorised access to a </text:span><text:span text:style-name="T8">server is one o</text:span><text:span text:style-name="T10">f</text:span><text:span text:style-name="T8"> the most important work for a server admin</text:span><text:span text:style-name="T9">. </text:span><text:span text:style-name="T10">Because</text:span><text:span text:style-name="T7"> having basic security only gives you the misleading feeling of being secure, rather than actual security. Modern attackers are experts who exploit software vulnerabilities by using technical tools, and devise methods to break into a network to achieve their goals. To handle smart attack attempts, an even smarter security mechanism is needed, </text:span><text:span text:style-name="T10">Thats why checking system integrity and and detecting intrusion is very important.For checking integrity in linux server we use a packages called AIDE(Advance Intrusion Detection Environment).Its a file and directory integrity checker.</text:span></text:p>
      <text:p text:style-name="P16"><text:span text:style-name="T10"/></text:p>
      <text:p text:style-name="P18">What does it do?</text:p>
      <text:p text:style-name="P17"/>
      <text:p text:style-name="P4">It creates a database from the regular expression rules that finds from the config files.Once the database is created it is used to check the the intrigrity of the files.It uses several message digest algorithm that are used to check the integrity of the file.and they can detect the version of files</text:p>
      <text:p text:style-name="P2"><text:span text:style-name="T3"/></text:p>
      <text:p text:style-name="P8"/>
      <text:h text:style-name="P1" text:outline-level="2">Features</text:h>
      <text:list xml:id="list3650476868" text:style-name="L1">
        <text:list-item>
          <text:p text:style-name="P23">supported message digest algorithms: md5, sha1, rmd160, tiger, crc32, sha256, sha512, whirlpool (additionally with libmhash: gost, haval, crc32b) </text:p>
        </text:list-item>
        <text:list-item>
          <text:p text:style-name="P23"><text:soft-page-break/>supported file attributes: File type, Permissions, Inode, Uid, Gid, Link name, Size, Block count, Number of links, Mtime, Ctime and Atime </text:p>
        </text:list-item>
        <text:list-item>
          <text:p text:style-name="P23">support for Posix ACL, SELinux, XAttrs and Extended file system attributes if support is compiled in </text:p>
        </text:list-item>
        <text:list-item>
          <text:p text:style-name="P23">plain text configuration files and database for simplicity </text:p>
        </text:list-item>
        <text:list-item>
          <text:p text:style-name="P23">powerful regular expression support to selectively include or exclude files and directories to be monitored </text:p>
        </text:list-item>
        <text:list-item>
          <text:p text:style-name="P23">gzip database compression if zlib support is compiled in </text:p>
        </text:list-item>
        <text:list-item>
          <text:p text:style-name="P23">stand alone static binary for easy client/server monitoring configurations <text:s/></text:p>
        </text:list-item>
      </text:list>
      <text:p text:style-name="P2"/>
      <text:p text:style-name="P20"><text:span text:style-name="T2">SETTING UP AIDS IN </text:span><text:span text:style-name="T1">CENTOS SERVER </text:span></text:p>
      <text:p text:style-name="P3"/>
      <text:p text:style-name="P5">1)give the server a static ip address.</text:p>
      <text:p text:style-name="P5"><text:tab/></text:p>
      <text:p text:style-name="P5"><text:tab/>centos server ip address:</text:p>
      <text:p text:style-name="P5"/>
      <text:p text:style-name="P5"><text:tab/><text:tab/>ip:192.168.0.100</text:p>
      <text:p text:style-name="P5"><text:tab/><text:tab/>subnet mask:255.255.255.0</text:p>
      <text:p text:style-name="P5"><text:tab/><text:tab/>gateway:192.168.0.1</text:p>
      <text:p text:style-name="P5"><text:tab/><text:tab/>dns:8.8.8.8</text:p>
      <text:p text:style-name="P5"/>
      <text:p text:style-name="P5">your ip address cen be different.</text:p>
      <text:p text:style-name="P5"/>
      <text:p text:style-name="P5">2) update the repository of the centos</text:p>
      <text:p text:style-name="P5"/>
      <text:p text:style-name="P5"><text:span text:style-name="T11">=&gt;</text:span><text:span text:style-name="T3">yum update</text:span></text:p>
      <text:p text:style-name="P5"><text:span text:style-name="T3"/></text:p>
      <text:p text:style-name="P5"><text:span text:style-name="T11">3) install the epel-release</text:span></text:p>
      <text:p text:style-name="P5"><text:span text:style-name="T3"/></text:p>
      <text:p text:style-name="P5"><text:span text:style-name="T3">=&gt;yum install epel-release -y</text:span></text:p>
      <text:p text:style-name="P5"><text:span text:style-name="T3">=&gt;yum update</text:span></text:p>
      <text:p text:style-name="P5"><text:span text:style-name="T3"/></text:p>
      <text:p text:style-name="P12"/>
      <text:p text:style-name="P12"><text:soft-page-break/>4)install the aide package</text:p>
      <text:p text:style-name="P6"><text:span text:style-name="T3">=&gt; yum install aide -y</text:span></text:p>
      <text:p text:style-name="P6"><text:span text:style-name="T4"/></text:p>
      <text:p text:style-name="P6"><text:span text:style-name="T12">5) Create the database</text:span></text:p>
      <text:p text:style-name="P6"><text:span text:style-name="T12"/></text:p>
      <text:p text:style-name="P6"><text:span text:style-name="T5">=&gt;aide –init</text:span></text:p>
      <text:p text:style-name="P6"><text:span text:style-name="T5"/></text:p>
      <text:p text:style-name="P6"><text:span text:style-name="T12">[This may take some time]</text:span> </text:p>
      <text:p text:style-name="P5"><text:tab/></text:p>
      <text:p text:style-name="P5"><text:tab/></text:p>
      <text:p text:style-name="P7">6) Once the database is created you can move and rename it like the original one to make it work</text:p>
      <text:p text:style-name="P9"/>
      <text:p text:style-name="P10">=&gt;mv /var/lib/aide/aide.db.new.gz /var/lib/aide/aide.db.gz</text:p>
      <text:p text:style-name="P9"/>
      <text:p text:style-name="P21">TESTING THE APPLICATION</text:p>
      <text:p text:style-name="P13"/>
      <text:p text:style-name="P14"><text:span text:style-name="T13">7</text:span>) <text:span text:style-name="T13">For Testing we make a binary file inside the </text:span><text:span text:style-name="T6">‘/usr/sbin’ </text:span><text:span text:style-name="T14">directory</text:span></text:p>
      <text:p text:style-name="P14"/>
      <text:p text:style-name="P11">=&gt;touch /usr/bin/testbin</text:p>
      <text:p text:style-name="P11"/>
      <text:p text:style-name="P15">8) Check the database again</text:p>
      <text:p text:style-name="P15"/>
      <text:p text:style-name="P15"><text:span text:style-name="T3">=&gt;aide –check</text:span></text:p>
      <text:p text:style-name="P15"><text:span text:style-name="T3"/></text:p>
      <text:p text:style-name="P15">lets see the output;</text:p>
      <text:p text:style-name="P22"/>
      <text:p text:style-name="P15">AIDE 0.15.1 found differences between database and filesystem!!</text:p>
      <text:p text:style-name="P15">Start timestamp: 2019-08-26 07:19:13</text:p>
      <text:p text:style-name="P15"/>
      <text:p text:style-name="P15">Summary:</text:p>
      <text:p text:style-name="P15"><text:s text:c="2"/>Total number of files:<text:tab/>160184</text:p>
      <text:p text:style-name="P15"><text:s text:c="2"/>Added files:<text:tab/><text:tab/><text:tab/>2</text:p>
      <text:p text:style-name="P15"><text:s text:c="2"/>Removed files:<text:tab/><text:tab/>0</text:p>
      <text:p text:style-name="P22"><text:s text:c="2"/>Changed files:<text:tab/><text:tab/>0</text:p>
      <text:p text:style-name="P22">Added files:</text:p>
      <text:p text:style-name="P15"><text:soft-page-break/>added: /sbin/testbin</text:p>
      <text:p text:style-name="P22">added: /usr/sbin/testbin</text:p>
      <text:p text:style-name="P15"/>
      <text:p text:style-name="P15">[add pic for that]</text:p>
      <text:p text:style-name="P15"/>
      <text:p text:style-name="P15">9)So we can see aide can detect the change of the file.</text:p>
      <text:p text:style-name="P15"/>
      <text:p text:style-name="P15">10) if you think this file is not dangerous you can add the file the database so in the next search it will not be shown. Update the database with this command</text:p>
      <text:p text:style-name="P15"/>
      <text:p text:style-name="P11">=&gt;aids –update</text:p>
      <text:p text:style-name="P11"/>
      <text:p text:style-name="P11">[pic]</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15:56:38.045491401</meta:creation-date>
    <dc:date>2019-08-26T17:40:15.110285472</dc:date>
    <meta:editing-duration>PT9M17S</meta:editing-duration>
    <meta:editing-cycles>1</meta:editing-cycles>
    <meta:document-statistic meta:table-count="0" meta:image-count="0" meta:object-count="0" meta:page-count="4" meta:paragraph-count="56" meta:word-count="551" meta:character-count="3554" meta:non-whitespace-character-count="3028"/>
    <meta:generator>LibreOffice/6.0.7.3$Linux_X86_64 LibreOffice_project/00m0$Build-3</meta:generator>
  </office:meta>
</office:document-meta>
</file>